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Text_20_body">
      <style:paragraph-properties fo:text-align="justify" style:justify-single-word="false"/>
      <style:text-properties officeooo:paragraph-rsid="00972264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style="normal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 fo:break-before="pag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style:text-underline-style="solid" style:text-underline-width="auto" style:text-underline-color="font-color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 style:list-style-name="L13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65" style:family="paragraph" style:parent-style-name="Standard" style:list-style-name="L12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66" style:family="paragraph" style:parent-style-name="Standard" style:list-style-name="L11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67" style:family="paragraph" style:parent-style-name="Standard" style:list-style-name="L10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68" style:family="paragraph" style:parent-style-name="Standard" style:list-style-name="L9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69" style:family="paragraph" style:parent-style-name="Standard" style:list-style-name="L8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70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71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72" style:family="paragraph" style:parent-style-name="Standard" style:list-style-name="L7">
      <style:paragraph-properties fo:text-align="justify" style:justify-single-word="false"/>
      <style:text-properties officeooo:paragraph-rsid="00fcc7ee"/>
    </style:style>
    <style:style style:name="P73" style:family="paragraph" style:parent-style-name="Standard" style:list-style-name="L14">
      <style:paragraph-properties fo:text-align="justify" style:justify-single-word="false"/>
      <style:text-properties officeooo:paragraph-rsid="00fc5888"/>
    </style:style>
    <style:style style:name="P74" style:family="paragraph" style:parent-style-name="Standard" style:list-style-name="L14">
      <style:paragraph-properties fo:text-align="justify" style:justify-single-word="false"/>
      <style:text-properties officeooo:paragraph-rsid="00fcc7ee"/>
    </style:style>
    <style:style style:name="P75" style:family="paragraph" style:parent-style-name="Standard" style:list-style-name="L15">
      <style:paragraph-properties fo:text-align="justify" style:justify-single-word="false"/>
      <style:text-properties officeooo:paragraph-rsid="00fc5888"/>
    </style:style>
    <style:style style:name="P76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79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80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81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82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83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b1272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f985b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b22b3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b30ec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faa83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b48c9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b58b3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b690c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b7a1b4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d987f8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a403e1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fo:font-weight="normal" officeooo:rsid="00a90e56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fo:font-weight="normal" officeooo:rsid="00a7dbf5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fo:font-weight="normal" officeooo:rsid="00a71a98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officeooo:rsid="00f72078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fo:font-weight="normal" officeooo:rsid="00a7807b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674789" style:font-size-asian="11pt" style:font-size-complex="11pt"/>
    </style:style>
    <style:style style:name="T35" style:family="text">
      <style:text-properties fo:font-size="11pt" officeooo:rsid="00681c09" style:font-size-asian="11pt" style:font-size-complex="11pt"/>
    </style:style>
    <style:style style:name="T36" style:family="text">
      <style:text-properties fo:font-size="11pt" officeooo:rsid="0069bdc3" style:font-size-asian="11pt" style:font-size-complex="11pt"/>
    </style:style>
    <style:style style:name="T37" style:family="text">
      <style:text-properties fo:font-size="11pt" officeooo:rsid="006ce811" style:font-size-asian="11pt" style:font-size-complex="11pt"/>
    </style:style>
    <style:style style:name="T38" style:family="text">
      <style:text-properties fo:font-size="11pt" officeooo:rsid="006dcaf6" style:font-size-asian="11pt" style:font-size-complex="11pt"/>
    </style:style>
    <style:style style:name="T39" style:family="text">
      <style:text-properties fo:font-size="11pt" officeooo:rsid="00777a64" style:font-size-asian="11pt" style:font-size-complex="11pt"/>
    </style:style>
    <style:style style:name="T40" style:family="text">
      <style:text-properties fo:font-size="11pt" officeooo:rsid="00780542" style:font-size-asian="11pt" style:font-size-complex="11pt"/>
    </style:style>
    <style:style style:name="T41" style:family="text">
      <style:text-properties fo:font-size="11pt" officeooo:rsid="00794ae8" style:font-size-asian="11pt" style:font-size-complex="11pt"/>
    </style:style>
    <style:style style:name="T42" style:family="text">
      <style:text-properties fo:font-size="11pt" officeooo:rsid="007c69d2" style:font-size-asian="11pt" style:font-size-complex="11pt"/>
    </style:style>
    <style:style style:name="T43" style:family="text">
      <style:text-properties officeooo:rsid="003c3463"/>
    </style:style>
    <style:style style:name="T44" style:family="text">
      <style:text-properties officeooo:rsid="00412122"/>
    </style:style>
    <style:style style:name="T45" style:family="text">
      <style:text-properties officeooo:rsid="004cf245"/>
    </style:style>
    <style:style style:name="T46" style:family="text">
      <style:text-properties officeooo:rsid="00554aca"/>
    </style:style>
    <style:style style:name="T47" style:family="text">
      <style:text-properties officeooo:rsid="0057f8a2"/>
    </style:style>
    <style:style style:name="T48" style:family="text">
      <style:text-properties officeooo:rsid="005e6a2c"/>
    </style:style>
    <style:style style:name="T49" style:family="text">
      <style:text-properties officeooo:rsid="005ec22d"/>
    </style:style>
    <style:style style:name="T50" style:family="text">
      <style:text-properties officeooo:rsid="0060a96d"/>
    </style:style>
    <style:style style:name="T51" style:family="text">
      <style:text-properties officeooo:rsid="00704d88"/>
    </style:style>
    <style:style style:name="T52" style:family="text">
      <style:text-properties officeooo:rsid="0070cfd3"/>
    </style:style>
    <style:style style:name="T53" style:family="text">
      <style:text-properties officeooo:rsid="0071d221"/>
    </style:style>
    <style:style style:name="T54" style:family="text">
      <style:text-properties officeooo:rsid="0072c625"/>
    </style:style>
    <style:style style:name="T55" style:family="text">
      <style:text-properties officeooo:rsid="0074abf4"/>
    </style:style>
    <style:style style:name="T56" style:family="text">
      <style:text-properties officeooo:rsid="008253bd"/>
    </style:style>
    <style:style style:name="T57" style:family="text">
      <style:text-properties officeooo:rsid="00843d6d"/>
    </style:style>
    <style:style style:name="T58" style:family="text">
      <style:text-properties officeooo:rsid="00858c8e"/>
    </style:style>
    <style:style style:name="T59" style:family="text">
      <style:text-properties officeooo:rsid="008bad35"/>
    </style:style>
    <style:style style:name="T60" style:family="text">
      <style:text-properties officeooo:rsid="008e23ec"/>
    </style:style>
    <style:style style:name="T61" style:family="text">
      <style:text-properties officeooo:rsid="008edcb9"/>
    </style:style>
    <style:style style:name="T62" style:family="text">
      <style:text-properties officeooo:rsid="009295ac"/>
    </style:style>
    <style:style style:name="T63" style:family="text">
      <style:text-properties officeooo:rsid="009657b0"/>
    </style:style>
    <style:style style:name="T64" style:family="text">
      <style:text-properties officeooo:rsid="00986216"/>
    </style:style>
    <style:style style:name="T65" style:family="text">
      <style:text-properties officeooo:rsid="009ac1ec"/>
    </style:style>
    <style:style style:name="T66" style:family="text">
      <style:text-properties officeooo:rsid="009c0547"/>
    </style:style>
    <style:style style:name="T67" style:family="text">
      <style:text-properties officeooo:rsid="009d40fa"/>
    </style:style>
    <style:style style:name="T68" style:family="text">
      <style:text-properties officeooo:rsid="009e6ff1"/>
    </style:style>
    <style:style style:name="T69" style:family="text">
      <style:text-properties officeooo:rsid="009ee47f"/>
    </style:style>
    <style:style style:name="T70" style:family="text">
      <style:text-properties officeooo:rsid="00a71a98"/>
    </style:style>
    <style:style style:name="T71" style:family="text">
      <style:text-properties officeooo:rsid="00a7dbf5"/>
    </style:style>
    <style:style style:name="T72" style:family="text">
      <style:text-properties officeooo:rsid="00a90e56"/>
    </style:style>
    <style:style style:name="T73" style:family="text">
      <style:text-properties officeooo:rsid="00aaca02"/>
    </style:style>
    <style:style style:name="T74" style:family="text">
      <style:text-properties officeooo:rsid="00ac253a"/>
    </style:style>
    <style:style style:name="T75" style:family="text">
      <style:text-properties officeooo:rsid="00b22b31"/>
    </style:style>
    <style:style style:name="T76" style:family="text">
      <style:text-properties officeooo:rsid="00b30ec5"/>
    </style:style>
    <style:style style:name="T77" style:family="text">
      <style:text-properties officeooo:rsid="00b48c9a"/>
    </style:style>
    <style:style style:name="T78" style:family="text">
      <style:text-properties officeooo:rsid="00b58b37"/>
    </style:style>
    <style:style style:name="T79" style:family="text">
      <style:text-properties officeooo:rsid="00b690c3"/>
    </style:style>
    <style:style style:name="T80" style:family="text">
      <style:text-properties officeooo:rsid="00b7a1b4"/>
    </style:style>
    <style:style style:name="T81" style:family="text">
      <style:text-properties officeooo:rsid="00b8f804"/>
    </style:style>
    <style:style style:name="T82" style:family="text">
      <style:text-properties officeooo:rsid="00bcc36a"/>
    </style:style>
    <style:style style:name="T83" style:family="text">
      <style:text-properties officeooo:rsid="00c000ed"/>
    </style:style>
    <style:style style:name="T84" style:family="text">
      <style:text-properties officeooo:rsid="00c04f4a"/>
    </style:style>
    <style:style style:name="T85" style:family="text">
      <style:text-properties officeooo:rsid="00c53327"/>
    </style:style>
    <style:style style:name="T86" style:family="text">
      <style:text-properties officeooo:rsid="00c65c44"/>
    </style:style>
    <style:style style:name="T87" style:family="text">
      <style:text-properties officeooo:rsid="00ce5245"/>
    </style:style>
    <style:style style:name="T88" style:family="text">
      <style:text-properties officeooo:rsid="00ce7623"/>
    </style:style>
    <style:style style:name="T89" style:family="text">
      <style:text-properties officeooo:rsid="00d05e12"/>
    </style:style>
    <style:style style:name="T90" style:family="text">
      <style:text-properties officeooo:rsid="00d54c20"/>
    </style:style>
    <style:style style:name="T91" style:family="text">
      <style:text-properties officeooo:rsid="00d5eb82"/>
    </style:style>
    <style:style style:name="T92" style:family="text">
      <style:text-properties officeooo:rsid="00db841a"/>
    </style:style>
    <style:style style:name="T93" style:family="text">
      <style:text-properties officeooo:rsid="00dbb49f"/>
    </style:style>
    <style:style style:name="T94" style:family="text">
      <style:text-properties officeooo:rsid="00dc5737"/>
    </style:style>
    <style:style style:name="T95" style:family="text">
      <style:text-properties officeooo:rsid="00dce894"/>
    </style:style>
    <style:style style:name="T96" style:family="text">
      <style:text-properties officeooo:rsid="00e26a19"/>
    </style:style>
    <style:style style:name="T97" style:family="text">
      <style:text-properties officeooo:rsid="00e69b27"/>
    </style:style>
    <style:style style:name="T98" style:family="text">
      <style:text-properties officeooo:rsid="00e7eed5"/>
    </style:style>
    <style:style style:name="T99" style:family="text">
      <style:text-properties officeooo:rsid="00e94e3f"/>
    </style:style>
    <style:style style:name="T100" style:family="text">
      <style:text-properties officeooo:rsid="00eb3d53"/>
    </style:style>
    <style:style style:name="T101" style:family="text">
      <style:text-properties officeooo:rsid="00eb6ed9"/>
    </style:style>
    <style:style style:name="T102" style:family="text">
      <style:text-properties officeooo:rsid="00f72078"/>
    </style:style>
    <style:style style:name="T103" style:family="text">
      <style:text-properties officeooo:rsid="00f985ba"/>
    </style:style>
    <style:style style:name="T104" style:family="text">
      <style:text-properties officeooo:rsid="00faa832"/>
    </style:style>
    <style:style style:name="T105" style:family="text">
      <style:text-properties officeooo:rsid="00fc5888"/>
    </style:style>
    <style:style style:name="T106" style:family="text">
      <style:text-properties officeooo:rsid="00fcc7ee"/>
    </style:style>
    <style:style style:name="T107" style:family="text">
      <style:text-properties fo:font-style="normal" fo:font-weight="normal" officeooo:rsid="00a403e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a71a98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7dbf5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90e5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76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313469673" text:style-name="L1">
        <text:list-item>
          <text:p text:style-name="P46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46"/>
        </text:list-item>
        <text:list-item>
          <text:p text:style-name="P47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47"/>
        </text:list-item>
        <text:list-item>
          <text:p text:style-name="P47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47"/>
        </text:list-item>
        <text:list-item>
          <text:p text:style-name="P48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48"/>
        </text:list-item>
        <text:list-item>
          <text:p text:style-name="P49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49"/>
        </text:list-item>
        <text:list-item>
          <text:p text:style-name="P49">W przypadku zamówień odbieranych stacjonarnie klient musi okazać odpowiednie dane, aby umożliwić zidentyfikowanie zamówienia np. numer zamówienia, numer telefonu, dane osobiste. </text:p>
          <text:p text:style-name="P49"/>
        </text:list-item>
        <text:list-item>
          <text:p text:style-name="P49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49"/>
        </text:list-item>
        <text:list-item>
          <text:p text:style-name="P50">Przygotowane zamówienia są odpowiednio oznaczane bezpośrednio po zapakowaniu przez kucharzy, oznaczeniem są etykiety z odpowiednimi danymi np. numer zamówienia oraz sposób odbioru/ adres dostawy.</text:p>
          <text:p text:style-name="P50"/>
        </text:list-item>
        <text:list-item>
          <text:p text:style-name="P51">Właściciele cateringu ustalają oraz aktualizują cennik usług (posiłków oraz ewentualnych dostaw).</text:p>
        </text:list-item>
        <text:list-item>
          <text:p text:style-name="P77"><text:soft-page-break/>System informatyczny dla firmy cateringowej <text:span text:style-name="T45">usprawni</text:span> problem skutecznego monitorowania zamówień oraz <text:span text:style-name="T67">tworzenia </text:span>harmonogramu pracy pracowników, umożliwiając zbieranie, przetwarzanie zamówień, personalizację menu, zarządzanie płatnościami, identyfikację zamówień, <text:line-break/><text:span text:style-name="T67">a także rejestrowanie </text:span><text:span text:style-name="T69">reklamacji zgłaszanych przez klientów</text:span>. <text:span text:style-name="T51">Jest to także</text:span> usprawnienie <text:span text:style-name="T68">procesów biznesowych</text:span>, co przyczynia się do poprawy obsługi <text:span text:style-name="T66">oraz satysfakcji</text:span> klienta, <text:span text:style-name="T67">a także </text:span>efektywności firmy.</text:p>
        </text:list-item>
      </text:list>
      <text:p text:style-name="P5"/>
      <text:p text:style-name="P41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50">ograniczając</text:span> stosowanie dokumentów papierowych, co pozwoli na dokładną i <text:span text:style-name="T46">szybką</text:span> obsługę zamówień oraz precyzyjną ewidencję danych klientó<text:span text:style-name="T47">w, </text:span>personalizację menu i planowanie harmonogramu pracy, zwiększając efektywność i poprawiając obsługę klienta.</text:p>
      <text:p text:style-name="P6"/>
      <text:p text:style-name="P43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49">ograniczenia</text:span> dokumentów papierowych w celu poprawy efektywności operacyjnej i obsługi klienta. Zakres systemu obejmuje:</text:p>
      <text:list xml:id="list82395294" text:style-name="L2">
        <text:list-item>
          <text:p text:style-name="P78">Przyjmowanie i rejestrowanie zamówień od klientów, zarówno indywidualnych, jak i zbiorowych (np. firmy), <text:span text:style-name="T53">a także obsługę zapytań ofertowych od klientów</text:span>.</text:p>
        </text:list-item>
        <text:list-item>
          <text:p text:style-name="P78">Komponowanie i personalizację dań zgodnie z preferencjami i potrzebami klientów.</text:p>
        </text:list-item>
        <text:list-item>
          <text:p text:style-name="P78">Zarządzanie harmonogramem pracy pracowników odpowiedzialnych za <text:span text:style-name="T52">tworzenie przepisów, </text:span>przygotowywanie posiłków, dostarczanie zamówień oraz obsługę klientów stacjonarnych.</text:p>
        </text:list-item>
        <text:list-item>
          <text:p text:style-name="P78"><text:span text:style-name="T48">Ograniczenie</text:span> stosowania dokumentów papierowych w procesie obsługi zamówień i w zamian dostarczanie elektronicznych dokumentów klientom, <text:span text:style-name="T54">a także w procesie tworzenia i zarządzania harmonogramem pracy</text:span>.</text:p>
        </text:list-item>
        <text:list-item>
          <text:p text:style-name="P78">Umożliwienie klientom składania zamówień poprzez różne kanały, takie jak strona internetowa, aplikacja mobilna, telefon i zamówienia stacjonarne.</text:p>
        </text:list-item>
        <text:list-item>
          <text:p text:style-name="P78">Obsługę reklamacji oraz zarządzanie nimi, <text:span text:style-name="T57">przyjmowanie ich przez stronę internetową, aplikację mobilną </text:span><text:span text:style-name="T58">lub telefonicznie</text:span>.</text:p>
          <text:p text:style-name="P78"/>
        </text:list-item>
      </text:list>
      <text:p text:style-name="P44">KONTEKST</text:p>
      <text:p text:style-name="P39"/>
      <text:p text:style-name="P36">Kontekst systemu obejmuje:</text:p>
      <text:list xml:id="list3063126825" text:style-name="L3">
        <text:list-item>
          <text:p text:style-name="P79">Obsługę zamówień i personalizację menu: <text:span text:style-name="T63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80">Planowanie harmonogramu pracy: <text:span text:style-name="T63">s</text:span>ystem odpowiada za zarządzanie harmonogramem pracowników, włączając w to pracowników odpowiedzialnych za <text:span text:style-name="T52">tworzenie przepisów, </text:span>przygotowywanie posiłków, dostarczanie zamówień oraz obsługę klientów stacjonarnych.</text:p>
        </text:list-item>
        <text:list-item>
          <text:p text:style-name="P81">Ograniczenie stosowania dokumentów papierowych: <text:span text:style-name="T63">s</text:span>ystem <text:span text:style-name="T55">umożliwi </text:span>ograniczeni<text:span text:style-name="T55">e</text:span> stosowania dokumentów papierowych w procesie obsługi zamówień, zastępując je w miarę możliwości <text:soft-page-break/>elektronicznymi dokumentami dla klientów. <text:span text:style-name="T55">Poza tym, dokumenty elektroniczne będą stosowane w procesie tworzenia i zarządzania harmonogramem pracy.</text:span></text:p>
        </text:list-item>
        <text:list-item>
          <text:p text:style-name="P82">Wydawanie zamówienia: <text:span text:style-name="T63">s</text:span>ystem musi zapewnić sprawną identyfikację klientów, uwzględniając dokumenty takie jak pokwitowania, <text:span text:style-name="T62">faktury</text:span> czy numery zamówień, aby zapewnić dokładne i efektywne wydanie zamówień.</text:p>
        </text:list-item>
        <text:list-item>
          <text:p text:style-name="P82">Obsługa reklamacji <text:span text:style-name="T60">oraz satysfakcji klienta</text:span>: <text:span text:style-name="T63">s</text:span>ystem umożliwia obsługę zgłaszania i zarządzanie reklamacjami klientów dotyczącymi jakości usług i zamówień. <text:span text:style-name="T59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83">Obsługa zapytań ofertowych: system cateringowy obejmuje obsługę zapytań ofertowych od potencjalnych klientów, <text:span text:style-name="T64">co pozwala na </text:span>przechowywanie informacji kontaktowych, tworzenie spersonalizowanych ofert cateringowych oraz komunikację z klientami w celu dostarczenia szczegółowych informacji na temat usług cateringowych.</text:p>
          <text:p text:style-name="P83"/>
        </text:list-item>
      </text:list>
      <text:p text:style-name="P45"><text:span text:style-name="T34">Jednakże s</text:span><text:span text:style-name="T33">ystem cateringowy nie obejmuje bezpośrednio procesów księgowości i rozliczeń z </text:span><text:span text:style-name="T39">U</text:span><text:span text:style-name="T33">rzędem </text:span><text:span text:style-name="T39">S</text:span><text:span text:style-name="T33">karbowym. Wymaga współpracy z odrębnym systemem finansowo-księgowym, który zarządza finansami firmy, w tym rozliczeniami podatkowymi i sporządzaniem zestawień finansowych. </text:span><text:span text:style-name="T35">Projektowany system </text:span><text:span text:style-name="T36">będzie umożliwiał eksport danych finansowych do systemu finansowo-księgowego. Jest to integracja między systemami, a nie bezpośrednie zadanie systemu cateringowego. </text:span><text:span text:style-name="T37">Poza tym, system nie zajmuje się bezpośrednio </text:span><text:span text:style-name="T40">wybranymi </text:span><text:span text:style-name="T37">kwestiami związanymi z zarządzaniem personelem, takimi jak rekrutacja </text:span><text:span text:style-name="T41">i</text:span><text:span text:style-name="T37"> płace pracowników. System cateringowy </text:span><text:span text:style-name="T38">ponadto </text:span><text:span text:style-name="T37">może dostarcz</text:span><text:span text:style-name="T38">a</text:span><text:span text:style-name="T37">ć informacje o zamówieniach i adresach dostawy, ale zarządzanie samymi pojazdami i </text:span><text:span text:style-name="T38">sposobem dostaw</text:span><text:span text:style-name="T37"> </text:span><text:span text:style-name="T38">będzie zadaniem oddzielnego s</text:span><text:span text:style-name="T37">ystem</text:span><text:span text:style-name="T38">u</text:span><text:span text:style-name="T37"> logistyczn</text:span><text:span text:style-name="T38">ego, który otrzymywałby odpowiednie dane z systemu cateringowego</text:span><text:span text:style-name="T37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42">m.in. ze względu na to, jakie potrawy są najczęściej wybierane w danym okresie przez klientów</text:span><text:span text:style-name="T37">.</text:span></text:p>
      <text:p text:style-name="P10"/>
      <text:p text:style-name="P6"/>
      <text:p text:style-name="P42">ZDARZENIA BIZNESOWE</text:p>
      <text:p text:style-name="P12"><text:span text:style-name="T44">1</text:span>. P<text:span text:style-name="T44">lanowanie menu.</text:span></text:p>
      <text:p text:style-name="P40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44">3</text:span>. Przygotowanie zamówienia.</text:p>
      <text:p text:style-name="P12"><text:span text:style-name="T44">4</text:span>. <text:span text:style-name="T43">Wydanie zlecenia:</text:span></text:p>
      <text:p text:style-name="P11"><text:span text:style-name="T43"><text:tab/>a) </text:span><text:span text:style-name="T65">W </text:span><text:span text:style-name="T43">przypadku odbioru stacjonarnego przez klienta:</text:span></text:p>
      <text:list xml:id="list1240719879" text:style-name="L4">
        <text:list-item>
          <text:p text:style-name="P70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52"><text:span text:style-name="T65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65">W</text:span> przypadku dostawy do klienta:</text:p>
      <text:list xml:id="list1936504917" text:style-name="L5">
        <text:list-item>
          <text:p text:style-name="P71"><text:span text:style-name="T16">W</text:span><text:span text:style-name="T15">ydanie zamówienia po zawiezieniu go na konkretny adres.</text:span></text:p>
        </text:list-item>
      </text:list>
      <text:p text:style-name="P14"><text:span text:style-name="T56">5</text:span>. Przygotowanie zestawienia finansowego do Urzędu Skarbowego.</text:p>
      <text:p text:style-name="P15"><text:span text:style-name="T56">6</text:span>. Obsługa zapytań ofertowych.</text:p>
      <text:p text:style-name="P16"><text:span text:style-name="T56">7</text:span>. Ocena <text:span text:style-name="T61">reklamacji oraz </text:span>satysfakcji klienta.</text:p>
      <text:p text:style-name="P16"/>
      <text:p text:style-name="P16"/>
      <text:p text:style-name="P16"/>
      <text:p text:style-name="P16"/>
      <text:p text:style-name="P62"><text:soft-page-break/>WYMAGANIA FUNKCJONALNE</text:p>
      <text:p text:style-name="P57"/>
      <text:p text:style-name="P63">Ewidencjonowanie zamówień:</text:p>
      <text:p text:style-name="P57"/>
      <text:list xml:id="list3837779331" text:style-name="L13">
        <text:list-item>
          <text:p text:style-name="P64"><text:span text:style-name="T107">Ewidencjonowanie zamówień klientów na usługi cateringowe, co pozwala usprawnić wyszukiwanie zamówień w danym okresie oraz ich analizę.</text:span></text:p>
        </text:list-item>
      </text:list>
      <text:list xml:id="list2200863273" text:style-name="L12">
        <text:list-item>
          <text:p text:style-name="P65"><text:span text:style-name="T108">System </text:span><text:span text:style-name="T109">będzie</text:span><text:span text:style-name="T108"> umożliwiać p</text:span><text:span text:style-name="T107">rzyjmowanie zleceń drogą elektroniczną od klientów. Powinien również obsługiwać elektroniczne potwierdzenia zamówień.</text:span></text:p>
        </text:list-item>
      </text:list>
      <text:list xml:id="list2180898157" text:style-name="L11">
        <text:list-item>
          <text:p text:style-name="P66"><text:span text:style-name="T109">System będzie umożliwiać personalizację menu klienta w zależności od jego preferencji, potrzeb żywieniowych oraz dostępności produktów, klient będzie mógł także edytować swoje zamówienia.</text:span></text:p>
        </text:list-item>
      </text:list>
      <text:list xml:id="list2371237923" text:style-name="L10">
        <text:list-item>
          <text:p text:style-name="P67"><text:span text:style-name="T107">W przypadku zamówień stacjonarnych będzie możliwe jednorazowe wydrukowanie oryginalnego dowodu zakupu (paragonu bądź faktury), </text:span><text:span text:style-name="T110">pracownik będzie miał możliwość drukowania etykiet do oznaczania zamówień gotowych do dostarczenia lub odebrania przez klienta.</text:span></text:p>
        </text:list-item>
      </text:list>
      <text:list xml:id="list2510538613" text:style-name="L9">
        <text:list-item>
          <text:p text:style-name="P68"><text:span text:style-name="T92">System powinien umożliwiać klientom składanie</text:span> zamówień z określonymi dostępnymi datami dostawy, uwzględniając dostępność obsługi na te daty.</text:p>
        </text:list-item>
      </text:list>
      <text:list xml:id="list846878643" text:style-name="L8">
        <text:list-item>
          <text:p text:style-name="P69">W przypadku odbierania zamówienia stacjonarnie <text:span text:style-name="T73">klient będzie musiał podać odpowiednie dane, na podstawie których będzie można zewidencjonować zamówienie (np. numer zamówienia, </text:span><text:span text:style-name="T74">numer telefonu, </text:span><text:span text:style-name="T73">imię i nazwisko, adres do faktury). Są to dane, które były wcześniej zapisane w systemie. </text:span><text:span text:style-name="T74">Gdy klient nie jest zarejestrowany w systemie, w przypadku składania zamówienia otrzymuje </text:span><text:span text:style-name="T103">SMS</text:span><text:span text:style-name="T74">-a wysłanego automatycznie przez system wraz z potwierdzeniem zamówienia. </text:span></text:p>
        </text:list-item>
      </text:list>
      <text:p text:style-name="P58"/>
      <text:p text:style-name="P63">Ewidencjonowanie cennika:</text:p>
      <text:p text:style-name="P57"/>
      <text:list xml:id="list167616028" text:style-name="L7">
        <text:list-item>
          <text:p text:style-name="P72"><text:span text:style-name="T17">System będzie umo</text:span><text:span text:style-name="T18">ż</text:span><text:span text:style-name="T17">liwiał zarządzanie cennikiem produktów oraz usług cateringowych, </text:span><text:span text:style-name="T19">zarząd będzie miał możliwość zmian poszczególnych cen. System będzie łączył się z zewnętrznym API w celu pobrania danych na temat obowiązujących aktualnie podatków. </text:span><text:span text:style-name="T20">System będzie pozwalał na wygenerowanie zestawienia finansowego na dany okres </text:span><text:span text:style-name="T21">umożliwiającym</text:span><text:span text:style-name="T20"> porównani</text:span><text:span text:style-name="T21">e</text:span><text:span text:style-name="T20"> cen </text:span><text:span text:style-name="T22">oraz nadzorowani</text:span><text:span text:style-name="T21">e</text:span><text:span text:style-name="T22"> </text:span><text:span text:style-name="T23">zadowolenia oferowanym stosunkiem jakości usług do ich ceny</text:span><text:span text:style-name="T22">. </text:span><text:span text:style-name="T24">W celu rozliczenia podatkowego firmy cateringowej z Urzędem Skarbowym </text:span><text:span text:style-name="T25">będzie możliwe wygenerowanie danych na temat wartości zrealizowanych zleceń do oddzielnego systemu finansowo-księgowego.</text:span></text:p>
        </text:list-item>
      </text:list>
      <text:p text:style-name="P57"/>
      <text:p text:style-name="P63">Ewidencjonowanie klientów:</text:p>
      <text:p text:style-name="P57"/>
      <text:list xml:id="list3897339703" text:style-name="L14">
        <text:list-item>
          <text:p text:style-name="P73"><text:span text:style-name="T27">Ewidencjonowanie danych klientów - zap</text:span><text:span text:style-name="T31">i</text:span><text:span text:style-name="T27">sanie danych klienta w bazie umożliwi przyspieszenie procesów realizacyjnych.</text:span></text:p>
        </text:list-item>
        <text:list-item>
          <text:p text:style-name="P74"><text:span text:style-name="T26">System powinien umożliwiać ocenę i recenzowanie usług cateringowych przez klientów, a także gromadzenie opinii.</text:span></text:p>
        </text:list-item>
      </text:list>
      <text:p text:style-name="P17"/>
      <text:p text:style-name="P63">Ewidencjonowanie pracowników:</text:p>
      <text:p text:style-name="P57"/>
      <text:list xml:id="list1402939059" text:style-name="L15">
        <text:list-item>
          <text:p text:style-name="P75"><text:span text:style-name="T32">Planowanie harmonogramu pracy pracowników w zależności od natężenia pracy oraz ilości zamówień.</text:span></text:p>
        </text:list-item>
      </text:list>
      <text:p text:style-name="P17"/>
      <text:p text:style-name="P17"/>
      <text:p text:style-name="P17"/>
      <text:p text:style-name="P17"/>
      <text:p text:style-name="P18"/>
      <text:p text:style-name="P18"/>
      <text:p text:style-name="P19"/>
      <text:p text:style-name="P19"/>
      <text:p text:style-name="P17"/>
      <text:p text:style-name="P17"/>
      <text:p text:style-name="P25"/>
      <text:p text:style-name="P25"/>
      <text:p text:style-name="P60"/>
      <text:p text:style-name="P61"/>
      <text:p text:style-name="P37">WYMAGANIA <text:span text:style-name="T81">NIE</text:span>FUNKCJONALNE</text:p>
      <text:p text:style-name="P37"/>
      <text:p text:style-name="P20"><text:span text:style-name="T94">1. </text:span>System powinien współpracować z wyświetlaczami <text:span text:style-name="T82">wyświetlającymi obecne zamówienia do realizacji kucharzom podczas ich pracy. Pozwoli to na szybkie przechodzenie do następnych zadań, przyspieszy przygotowywanie posiłków </text:span><text:span text:style-name="T91">oraz wydawanie ich</text:span><text:span text:style-name="T82">, co spowoduje wzrost jakości usług.</text:span></text:p>
      <text:p text:style-name="P20"/>
      <text:p text:style-name="P21"><text:span text:style-name="T94">2. </text:span>System powinien być zintegrowany do współpracy z kasami fiskalnymi <text:span text:style-name="T83">w sposób umożliwiający zapisywanie danych na temat zrealizowanych i przyjętych zamówień stacjonarnie. </text:span><text:span text:style-name="T84">Z poziomu systemu będą drukowane potwierdzenia zamówień, do tej czynności również wymagana jest komunikacja z kasą fiskalną.</text:span></text:p>
      <text:p text:style-name="P23"/>
      <text:p text:style-name="P26">3. System powinien integrować się z platformami płatności online w celu ułatwienia płatności za zamówienia.</text:p>
      <text:p text:style-name="P22"/>
      <text:p text:style-name="P22"><text:span text:style-name="T94">4. </text:span>System powinien umożliwiać połączenie z drukarkami etykiet w celu drukowania ich i oznaczania zamówień <text:s/>gotowych do oddania stacjonarnie bądź dostarczenia na wskazany adres.</text:p>
      <text:p text:style-name="P22"/>
      <text:p text:style-name="P24"><text:span text:style-name="T94">5. </text:span>W celu zapewnienia bezpieczeństwa oraz poufności danych system umożliwia zalogowanie do niego pracownikom dopiero po dwuetapowej weryfikacji.</text:p>
      <text:p text:style-name="P21"/>
      <text:p text:style-name="P21"><text:span text:style-name="T95">6. </text:span><text:span text:style-name="T85">System powinien umożliwiać zmianę języka w aplikacji bądź na stronie internetowej zarówno dla pracownika, jak i klienta </text:span><text:span text:style-name="T86">w celu ułatwienia dostępu do oferowanych przez niego usług dla ludzi o innych narodowościach</text:span><text:span text:style-name="T85">.</text:span></text:p>
      <text:p text:style-name="P21"/>
      <text:p text:style-name="P21"/>
      <text:p text:style-name="P21"/>
      <text:p text:style-name="P38">HISTORYJKI UŻYTKOWNIKA</text:p>
      <text:p text:style-name="P27"/>
      <text:list xml:id="list1419226530" text:style-name="L6">
        <text:list-item>
          <text:p text:style-name="P53"><text:span text:style-name="T97">Dietetycy chcą o</text:span>pracowa<text:span text:style-name="T97">ć</text:span> nowe menu sezonowe z uwzględnieniem dostępności świeżych składników.</text:p>
        </text:list-item>
        <text:list-item>
          <text:p text:style-name="P53"><text:span text:style-name="T97">Kucharze przygotowują potrawy, a dostawcy dostarczają je </text:span>na firmową imprezę.</text:p>
        </text:list-item>
        <text:list-item>
          <text:p text:style-name="P53"><text:span text:style-name="T98">Klient chce złożyć z</text:span>amówieni<text:span text:style-name="T88">e</text:span> specjalne <text:span text:style-name="T88">z uwagi na </text:span>alergi<text:span text:style-name="T88">ę</text:span> pokarmową, z indywidualnie dostosowanym menu.</text:p>
        </text:list-item>
        <text:list-item>
          <text:p text:style-name="P53"><text:span text:style-name="T98">Pracownicy muszą zareagować </text:span>na reklamację klienta dotyczącą jakości usługi i zapewnienie rozwiązania w terminie.</text:p>
        </text:list-item>
        <text:list-item>
          <text:p text:style-name="P53"><text:span text:style-name="T98">Kasjer musi wydać </text:span>zamówion<text:span text:style-name="T98">e</text:span> posiłk<text:span text:style-name="T98">i</text:span> klientowi, który zdecydował się na odbiór stacjonarny.</text:p>
        </text:list-item>
        <text:list-item>
          <text:p text:style-name="P53"><text:span text:style-name="T99">Kucharze przygotowują</text:span> posiłk<text:span text:style-name="T99">i </text:span>dla uczestników obozu sportowego, uwzględniając specjalne wymagania żywieniowe sportowców <text:span text:style-name="T99">w oparciu o kontakt z dietetykami</text:span>.</text:p>
        </text:list-item>
        <text:list-item>
          <text:p text:style-name="P53"><text:span text:style-name="T100">Klient chce złożyć zamówienie na</text:span> catering dietetyczn<text:span text:style-name="T100">y</text:span> <text:span text:style-name="T87">dostosowan</text:span><text:span text:style-name="T100">y </text:span><text:span text:style-name="T87">do </text:span>określon<text:span text:style-name="T87">ego</text:span> plan<text:span text:style-name="T87">u</text:span> żywieniow<text:span text:style-name="T87">ego</text:span>.</text:p>
        </text:list-item>
        <text:list-item>
          <text:p text:style-name="P53"><text:span text:style-name="T100">Dietetycy muszą opracować</text:span> menu dla eventu tematycznego, który obejmuje potrawy z różnych kuchni świata.</text:p>
        </text:list-item>
        <text:list-item>
          <text:p text:style-name="P53"><text:span text:style-name="T100">Pracownicy muszą zorganizować</text:span> catering na wydarzenie charytatywne, <text:span text:style-name="T89">o</text:span>ferując specjalne menu<text:line-break/>i rabaty.</text:p>
        </text:list-item>
        <text:list-item>
          <text:p text:style-name="P54"><text:span text:style-name="T100">Kuchar</text:span><text:span text:style-name="T101">ze</text:span><text:span text:style-name="T100"> oraz dietetycy przygotowują</text:span> posiłk<text:span text:style-name="T100">i</text:span> na przyjęcie weselne, z uwzględnieniem preferencji pary młodej <text:span text:style-name="T96">oraz gości weselnych</text:span>.</text:p>
        </text:list-item>
        <text:list-item>
          <text:p text:style-name="P55"><text:span text:style-name="T101">Pracownicy realizują</text:span> catering na przyjęcie urodzinowe dziecka z tematycznym menu dostosowanym do zainteresowań solenizanta.</text:p>
        </text:list-item>
        <text:list-item>
          <text:p text:style-name="P56"><text:span text:style-name="T101">Klient wystawia o</text:span>cen<text:span text:style-name="T101">ę</text:span> usług cateringowych: złożenia zamówienia, odbioru zamówienia bądź jego dostarczenia oraz samej jakości potraw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HISTORYJKI UZYTKOWNIKA V2</text:p>
      <text:p text:style-name="P30"/>
      <text:p text:style-name="P30">1. Jako zespół dietetyków</text:p>
      <text:p text:style-name="P30">Chcielibyśmy opracować nowe menu sezonowe z uwzględnieniem dostępności świeżych składników</text:p>
      <text:p text:style-name="P30">Aby dostarczyć klientom zdrowe i smaczne opcje żywieniowe dostosowane do aktualnej pory roku.</text:p>
      <text:p text:style-name="P30"/>
      <text:p text:style-name="P30">2. <text:tab/>Jako kucharz</text:p>
      <text:p text:style-name="P30"><text:tab/>Chcę przygotować potrawy na firmową imprezę i współpracować z dostawcami</text:p>
      <text:p text:style-name="P30"><text:tab/>Aby zapewnić klientom wyjątkowy catering na wydarzeniach</text:p>
      <text:p text:style-name="P30"/>
      <text:p text:style-name="P30">3.<text:tab/>Jako pracownik obsługi klienta</text:p>
      <text:p text:style-name="P30"><text:tab/>Chciałbym sprawnie zidentyfikować zlecenie klienta w systemie na podstawie danych klienta</text:p>
      <text:p text:style-name="P30"><text:tab/>Aby bezproblemowo wydać klientowi zlecenie bez konieczności pokwitowania.</text:p>
      <text:p text:style-name="P30"/>
      <text:p text:style-name="P30">4. <text:tab/>Jako pracownik obsługi klienta</text:p>
      <text:p text:style-name="P30"><text:tab/>Chciałbym sprawnie zareagować na reklamację klienta dotyczącą jakości usługi</text:p>
      <text:p text:style-name="P30"><text:tab/>Aby zapewnić klientowi satysfakcję poprzez dostarczenie rozwiązania w ustalonym terminie.</text:p>
      <text:p text:style-name="P30"/>
      <text:p text:style-name="P31">5. <text:tab/>Jako kasjer</text:p>
      <text:p text:style-name="P31"><text:tab/>Chciałbym wydać zamówione posiłki klientowi, który zdecydował się na odbiór stacjonarny</text:p>
      <text:p text:style-name="P31"><text:tab/>Aby zapewnić klientowi sprawną i kompletną realizację zamówienia.</text:p>
      <text:p text:style-name="P31"/>
      <text:p text:style-name="P32">6. <text:tab/>Jako kucharz</text:p>
      <text:p text:style-name="P32"><text:tab/>Chciałbym przygotować posiłki dla uczestników obozu sportowego, uwzględniając specjalne <text:tab/>wymagania żywieniowe sportowców</text:p>
      <text:p text:style-name="P32"><text:tab/>Aby zapewnić im odpowiednie posiłki, które wspierają ich potrzeby żywieniowe i umożliwiają <text:tab/>osiągnięcie jak najlepszych wyników sportowych.</text:p>
      <text:p text:style-name="P32"/>
      <text:p text:style-name="P32">7. <text:tab/>Jako klient</text:p>
      <text:p text:style-name="P32"><text:tab/>Chciałbym złożyć zamówienie na catering dietetyczny dostosowany do określonego planu <text:tab/>żywieniowego</text:p>
      <text:p text:style-name="P32"><text:tab/>Aby otrzymać zdrowe posiłki zgodne z moimi potrzebami żywieniowymi.</text:p>
      <text:p text:style-name="P32"/>
      <text:p text:style-name="P32">8. <text:tab/>Jako zespół dietetyków</text:p>
      <text:p text:style-name="P32"><text:tab/>Chcielibyśmy opracować menu dla eventu tematycznego, który obejmuje potrawy z różnych kuchni <text:tab/>świata</text:p>
      <text:p text:style-name="P32"><text:tab/>Aby dostarczyć klientom unikalne i smaczne doświadczenie kulinarne, zgodnie z tematyką <text:tab/>wydarzenia.</text:p>
      <text:p text:style-name="P32"/>
      <text:p text:style-name="P32">9. <text:tab/>Jako zespół pracowników ds. cateringu</text:p>
      <text:p text:style-name="P32"><text:tab/>Chcielibyśmy zorganizować catering na wydarzenie charytatywne, oferując specjalne menu i rabaty</text:p>
      <text:p text:style-name="P32"><text:tab/>Aby wesprzeć tę szlachetną inicjatywę i dostarczyć wyjątkowe doświadczenie kulinarne dla <text:tab/>uczestników.</text:p>
      <text:p text:style-name="P32"/>
      <text:p text:style-name="P33">10.<text:tab/>Jako kucharze i dietetycy</text:p>
      <text:p text:style-name="P33"><text:tab/>Chcielibyśmy odpowiedzieć na zamówienie dotyczące posiłków na przyjęcie weselne, z <text:tab/>uwzględnieniem preferencji pary młodej oraz gości weselnych</text:p>
      <text:p text:style-name="P33"><text:tab/>Aby dostarczyć wyjątkową kulinarną atrakcję na to wydarzenie i zapewnić spersonalizowane menu <text:tab/>zgodne z oczekiwaniami naszych klientów.</text:p>
      <text:p text:style-name="P33"/>
      <text:p text:style-name="P34">11. <text:tab/>Jako personel cateringowy</text:p>
      <text:p text:style-name="P34"><text:tab/>Chcielibyśmy zorganizować catering na przyjęcie urodzinowe dziecka z tematycznym menu <text:tab/>dostosowanym do zainteresowań solenizanta</text:p>
      <text:p text:style-name="P34"><text:tab/>Aby zapewnić pełne zadowolenie jubilata i gości oraz dostarczyć odpowiednie posiłki dostosowane <text:tab/>do tematu uroczystości.</text:p>
      <text:p text:style-name="P34"/>
      <text:p text:style-name="P34"><text:soft-page-break/></text:p>
      <text:p text:style-name="P35">12. <text:tab/>Jako klient</text:p>
      <text:p text:style-name="P35"><text:tab/>Chciałbym móc wystawić ocenę usług cateringowych, włączając w to proces składania zamówienia, <text:tab/>odbioru zamówienia lub jego dostarczenia, a także jakość potraw</text:p>
      <text:p text:style-name="P35"><text:tab/>Aby wyrazić swoją opinię i pomóc w ocenie jakości i skuteczności usług cateringowych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31T12:39:47.297216629</dc:date>
    <meta:editing-duration>PT8H4M39S</meta:editing-duration>
    <meta:editing-cycles>200</meta:editing-cycles>
    <meta:generator>LibreOffice/7.3.7.2$Linux_X86_64 LibreOffice_project/30$Build-2</meta:generator>
    <meta:document-statistic meta:table-count="0" meta:image-count="0" meta:object-count="0" meta:page-count="7" meta:paragraph-count="129" meta:word-count="2067" meta:character-count="16531" meta:non-whitespace-character-count="14579"/>
  </office:meta>
</office:document-meta>
</file>